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68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76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6"/>
    <style:style style:name="ce3" style:family="table-cell" style:parent-style-name="Default" style:data-style-name="N51"/>
    <style:style style:name="ce7" style:family="table-cell" style:parent-style-name="Default" style:data-style-name="N107"/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456" calcext:value-type="float">
            <text:p>1,23456</text:p>
          </table:table-cell>
          <table:table-cell office:value-type="date" office:date-value="1890-12-25" calcext:value-type="date">
            <text:p>25/12/1890</text:p>
          </table:table-cell>
          <table:table-cell office:value-type="string" calcext:value-type="string">
            <text:p>AB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date" office:date-value="1900-01-01" calcext:value-type="date">
            <text:p>01/01/1900</text:p>
          </table:table-cell>
          <table:table-cell office:value-type="string" calcext:value-type="string">
            <text:p>XXXXXXXXXXXXXXXXXXXXXXXXXXXXXXXXXXXXXXXXXXXXXXXXXXXXXXXXXXXXXXXXXXXXXXXXXXXXXXXXXXXXXXXXXXXXXXXXXXX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E+058" calcext:value-type="float">
            <text:p>1E+058</text:p>
          </table:table-cell>
          <table:table-cell office:value-type="date" office:date-value="2018-05-11" calcext:value-type="date">
            <text:p>11/05/2018</text:p>
          </table:table-cell>
          <table:table-cell office:value-type="string" calcext:value-type="string">
            <text:p>€€€€€€€€€€€€€€€€€€€€€€€€€€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9999999999" calcext:value-type="float">
            <text:p>999999999999</text:p>
          </table:table-cell>
          <table:table-cell table:style-name="ce3" office:value-type="date" office:date-value="2018-06-10T15:20:37" calcext:value-type="date">
            <text:p>10/06/2018 15:20:37</text:p>
          </table:table-cell>
          <table:table-cell table:formula="of:=COM.MICROSOFT.CONCAT([.D3];[.D1])" office:value-type="string" office:string-value="€€€€€€€€€€€€€€€€€€€€€€€€€€ABC" calcext:value-type="string">
            <text:p>€€€€€€€€€€€€€€€€€€€€€€€€€€AB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3" calcext:value-type="float">
            <text:p>-123</text:p>
          </table:table-cell>
          <table:table-cell table:style-name="ce7" office:value-type="date" office:date-value="2018-06-11T15:20:37.12" calcext:value-type="date">
            <text:p>11/06/2018 15:20:37,12</text:p>
          </table:table-cell>
          <table:table-cell/>
          <table:table-cell office:value-type="string" calcext:value-type="string">
            <text:p><text:span text:style-name="T2">SPA</text:span>RE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>XXXXXXXXXXXXXXXXXXXXXXXXXXXXXXX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TE</text:p>
            <text:p>ST</text:p>
          </table:table-cell>
          <table:table-cell office:value-type="string" calcext:value-type="string">
            <office:annotation draw:style-name="gr1" draw:text-style-name="P2" svg:width="28.99mm" svg:height="13.86mm" svg:x="188.96mm" svg:y="57.88mm" draw:caption-point-x="-6.1mm" draw:caption-point-y="15.1mm">
              <dc:date>2018-05-11T00:00:00</dc:date>
              <text:p text:style-name="P1"><text:span text:style-name="T1">Commentaire</text:span></text:p>
              <text:p text:style-name="P1"><text:span text:style-name="T1">Ligne1</text:span></text:p>
              <text:p text:style-name="P1"><text:span text:style-name="T1">Ligne2</text:span></text:p>
            </office:annotation>
            <text:p>SPARE2</text:p>
          </table:table-cell>
        </table:table-row>
      </table:table>
      <table:table table:name="Feuille&amp;2" table:style-name="ta1">
        <table:table-column table:style-name="co1" table:default-cell-style-name="Default"/>
        <table:table-row table:style-name="ro1">
          <table:table-cell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3:45:00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20:27.325000000</meta:creation-date>
    <dc:date>2018-06-21T15:11:23.103000000</dc:date>
    <meta:editing-duration>PT9H7M25S</meta:editing-duration>
    <meta:editing-cycles>12</meta:editing-cycles>
    <meta:generator>LibreOffice/5.4.6.2$Windows_X86_64 LibreOffice_project/4014ce260a04f1026ba855d3b8d91541c224eab8</meta:generator>
    <meta:document-statistic meta:table-count="2" meta:cell-count="26" meta:object-count="0"/>
  </office:meta>
</office:document-meta>
</file>